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b91e"/>
    </style:style>
    <style:style style:name="P2" style:family="paragraph" style:parent-style-name="Standard">
      <style:text-properties officeooo:rsid="0008b91e" officeooo:paragraph-rsid="0008b91e"/>
    </style:style>
    <style:style style:name="P3" style:family="paragraph" style:parent-style-name="Standard">
      <style:text-properties officeooo:rsid="0008b91e" officeooo:paragraph-rsid="000a4385"/>
    </style:style>
    <style:style style:name="P4" style:family="paragraph" style:parent-style-name="Standard">
      <style:text-properties officeooo:rsid="0008b91e" officeooo:paragraph-rsid="000a742f"/>
    </style:style>
    <style:style style:name="P5" style:family="paragraph" style:parent-style-name="Standard">
      <style:text-properties officeooo:rsid="0008b91e" officeooo:paragraph-rsid="000ab8c0"/>
    </style:style>
    <style:style style:name="P6" style:family="paragraph" style:parent-style-name="Standard">
      <style:text-properties officeooo:rsid="0008b91e" officeooo:paragraph-rsid="000b7411"/>
    </style:style>
    <style:style style:name="P7" style:family="paragraph" style:parent-style-name="Standard">
      <style:text-properties officeooo:rsid="0008b91e" officeooo:paragraph-rsid="000c9699"/>
    </style:style>
    <style:style style:name="P8" style:family="paragraph" style:parent-style-name="Standard">
      <style:text-properties officeooo:rsid="0008b91e" officeooo:paragraph-rsid="000cd012"/>
    </style:style>
    <style:style style:name="P9" style:family="paragraph" style:parent-style-name="Standard">
      <style:text-properties officeooo:rsid="0008b91e" officeooo:paragraph-rsid="000cf0ac"/>
    </style:style>
    <style:style style:name="P10" style:family="paragraph" style:parent-style-name="Standard">
      <style:text-properties officeooo:rsid="0008b91e" officeooo:paragraph-rsid="000d1c3d"/>
    </style:style>
    <style:style style:name="P11" style:family="paragraph" style:parent-style-name="Standard">
      <style:text-properties officeooo:rsid="0008b91e" officeooo:paragraph-rsid="000e14b4"/>
    </style:style>
    <style:style style:name="P12" style:family="paragraph" style:parent-style-name="Standard">
      <style:text-properties officeooo:rsid="0008b91e" officeooo:paragraph-rsid="000e79b9"/>
    </style:style>
    <style:style style:name="P13" style:family="paragraph" style:parent-style-name="Standard">
      <style:text-properties officeooo:rsid="000a4385" officeooo:paragraph-rsid="000a4385"/>
    </style:style>
    <style:style style:name="P14" style:family="paragraph" style:parent-style-name="Standard">
      <style:text-properties officeooo:rsid="000a4385" officeooo:paragraph-rsid="000a742f"/>
    </style:style>
    <style:style style:name="P15" style:family="paragraph" style:parent-style-name="Standard">
      <style:text-properties officeooo:rsid="000a4385" officeooo:paragraph-rsid="000ab8c0"/>
    </style:style>
    <style:style style:name="P16" style:family="paragraph" style:parent-style-name="Standard">
      <style:text-properties officeooo:rsid="000a4385" officeooo:paragraph-rsid="000b7411"/>
    </style:style>
    <style:style style:name="P17" style:family="paragraph" style:parent-style-name="Standard">
      <style:text-properties officeooo:rsid="000a4385" officeooo:paragraph-rsid="000c9699"/>
    </style:style>
    <style:style style:name="P18" style:family="paragraph" style:parent-style-name="Standard">
      <style:text-properties officeooo:rsid="000a4385" officeooo:paragraph-rsid="000cd012"/>
    </style:style>
    <style:style style:name="P19" style:family="paragraph" style:parent-style-name="Standard">
      <style:text-properties officeooo:rsid="000a4385" officeooo:paragraph-rsid="000cf0ac"/>
    </style:style>
    <style:style style:name="P20" style:family="paragraph" style:parent-style-name="Standard">
      <style:text-properties officeooo:rsid="000a4385" officeooo:paragraph-rsid="000d1c3d"/>
    </style:style>
    <style:style style:name="P21" style:family="paragraph" style:parent-style-name="Standard">
      <style:text-properties officeooo:rsid="000a4385" officeooo:paragraph-rsid="000e14b4"/>
    </style:style>
    <style:style style:name="P22" style:family="paragraph" style:parent-style-name="Standard">
      <style:text-properties officeooo:rsid="000a4385" officeooo:paragraph-rsid="000e79b9"/>
    </style:style>
    <style:style style:name="P23" style:family="paragraph" style:parent-style-name="Standard">
      <style:text-properties fo:font-variant="normal" fo:text-transform="none" fo:color="#4b4b4b" style:font-name="Helvetica" fo:font-size="8.19999980926514pt" fo:letter-spacing="normal" fo:font-style="normal" fo:font-weight="normal" officeooo:rsid="000a742f" officeooo:paragraph-rsid="000c9699"/>
    </style:style>
    <style:style style:name="P24" style:family="paragraph" style:parent-style-name="Standard">
      <style:text-properties officeooo:rsid="000a742f" officeooo:paragraph-rsid="000a742f"/>
    </style:style>
    <style:style style:name="P25" style:family="paragraph" style:parent-style-name="Standard">
      <style:text-properties officeooo:rsid="000a742f" officeooo:paragraph-rsid="000ab8c0"/>
    </style:style>
    <style:style style:name="P26" style:family="paragraph" style:parent-style-name="Standard">
      <style:text-properties officeooo:rsid="000a742f" officeooo:paragraph-rsid="000b7411"/>
    </style:style>
    <style:style style:name="P27" style:family="paragraph" style:parent-style-name="Standard">
      <style:text-properties officeooo:rsid="000a742f" officeooo:paragraph-rsid="000c9699"/>
    </style:style>
    <style:style style:name="P28" style:family="paragraph" style:parent-style-name="Standard">
      <style:text-properties officeooo:rsid="000a742f" officeooo:paragraph-rsid="000cd012"/>
    </style:style>
    <style:style style:name="P29" style:family="paragraph" style:parent-style-name="Standard">
      <style:text-properties officeooo:rsid="000a742f" officeooo:paragraph-rsid="000cf0ac"/>
    </style:style>
    <style:style style:name="P30" style:family="paragraph" style:parent-style-name="Standard">
      <style:text-properties officeooo:rsid="000a742f" officeooo:paragraph-rsid="000d1c3d"/>
    </style:style>
    <style:style style:name="P31" style:family="paragraph" style:parent-style-name="Standard">
      <style:text-properties officeooo:rsid="000a742f" officeooo:paragraph-rsid="000e14b4"/>
    </style:style>
    <style:style style:name="P32" style:family="paragraph" style:parent-style-name="Standard">
      <style:text-properties officeooo:rsid="000a742f" officeooo:paragraph-rsid="000e79b9"/>
    </style:style>
    <style:style style:name="P33" style:family="paragraph" style:parent-style-name="Standard">
      <style:text-properties officeooo:rsid="000ab8c0" officeooo:paragraph-rsid="000ab8c0"/>
    </style:style>
    <style:style style:name="P34" style:family="paragraph" style:parent-style-name="Standard">
      <style:text-properties officeooo:rsid="000cf0ac" officeooo:paragraph-rsid="000cf0ac"/>
    </style:style>
    <style:style style:name="P35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08b91e"/>
    </style:style>
    <style:style style:name="P36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0a4385"/>
    </style:style>
    <style:style style:name="P37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0ab8c0"/>
    </style:style>
    <style:style style:name="P38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0b7411"/>
    </style:style>
    <style:style style:name="P39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0c9699"/>
    </style:style>
    <style:style style:name="P40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0cd012"/>
    </style:style>
    <style:style style:name="P41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0cf0ac"/>
    </style:style>
    <style:style style:name="P42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0d1c3d"/>
    </style:style>
    <style:style style:name="P43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0e14b4"/>
    </style:style>
    <style:style style:name="P44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8b91e"/>
    </style:style>
    <style:style style:name="P45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a4385"/>
    </style:style>
    <style:style style:name="P46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a742f"/>
    </style:style>
    <style:style style:name="P47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ab8c0"/>
    </style:style>
    <style:style style:name="P48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b7411"/>
    </style:style>
    <style:style style:name="P49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c9699"/>
    </style:style>
    <style:style style:name="P50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cd012"/>
    </style:style>
    <style:style style:name="P51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cf0ac"/>
    </style:style>
    <style:style style:name="P52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d1c3d"/>
    </style:style>
    <style:style style:name="P53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e14b4"/>
    </style:style>
    <style:style style:name="P54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8b91e" officeooo:paragraph-rsid="000e79b9"/>
    </style:style>
    <style:style style:name="P55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fo:font-variant="normal" fo:text-transform="none" fo:color="#4b4b4b" style:font-name="Helvetica" fo:font-size="8.19999980926514pt" fo:letter-spacing="normal" fo:font-style="normal" fo:font-weight="normal" officeooo:rsid="000a4385" officeooo:paragraph-rsid="000a4385"/>
    </style:style>
    <style:style style:name="P56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fo:font-variant="normal" fo:text-transform="none" fo:color="#4b4b4b" style:font-name="Helvetica" fo:font-size="8.19999980926514pt" fo:letter-spacing="normal" fo:font-style="normal" fo:font-weight="normal" officeooo:rsid="000a742f" officeooo:paragraph-rsid="000a742f"/>
    </style:style>
    <style:style style:name="P57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e79b9" officeooo:paragraph-rsid="000e79b9"/>
    </style:style>
    <style:style style:name="T1" style:family="text">
      <style:text-properties officeooo:rsid="0008b91e"/>
    </style:style>
    <style:style style:name="T2" style:family="text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4b4b4b" style:font-name="Times New Roman" fo:font-size="12pt" fo:letter-spacing="normal" fo:font-style="normal" fo:font-weight="normal" officeooo:rsid="000a4385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4b4b4b" style:font-name="Times New Roman" fo:font-size="12pt" fo:letter-spacing="normal" fo:font-style="normal" fo:font-weight="normal" officeooo:rsid="000a742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4b4b4b" style:font-name="Times New Roman" fo:font-size="12pt" fo:letter-spacing="normal" fo:font-style="normal" fo:font-weight="normal" officeooo:rsid="000ab8c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4b4b4b" style:font-name="Times New Roman" fo:font-size="12pt" fo:letter-spacing="normal" fo:font-style="normal" fo:font-weight="normal" officeooo:rsid="000b7411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4b4b4b" style:font-name="Times New Roman" fo:font-size="12pt" fo:letter-spacing="normal" fo:font-style="normal" fo:font-weight="normal" officeooo:rsid="000c969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4b4b4b" style:font-name="Times New Roman" fo:font-size="12pt" fo:letter-spacing="normal" fo:font-style="normal" fo:font-weight="normal" officeooo:rsid="000cd012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4b4b4b" style:font-name="Times New Roman" fo:font-size="12pt" fo:letter-spacing="normal" fo:font-style="normal" fo:font-weight="normal" officeooo:rsid="000cf0ac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4b4b4b" style:font-name="Times New Roman" fo:font-size="12pt" fo:letter-spacing="normal" fo:font-style="normal" fo:font-weight="normal" officeooo:rsid="000d1c3d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4b4b4b" style:font-name="Times New Roman" fo:font-size="12pt" fo:letter-spacing="normal" fo:font-style="normal" fo:font-weight="normal" officeooo:rsid="000e14b4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4b4b4b" style:font-name="Times New Roman" fo:font-size="12pt" fo:letter-spacing="normal" fo:font-style="normal" fo:font-weight="normal" officeooo:rsid="000e79b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4b4b4b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4b4b4b" style:font-name="Times New Roman" fo:font-size="12pt" fo:letter-spacing="normal" fo:font-style="normal" fo:font-weight="bold" officeooo:rsid="0008b91e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4b4b4b" style:font-name="Times New Roman" fo:font-size="12pt" fo:letter-spacing="normal" fo:font-style="normal" fo:font-weight="bold" officeooo:rsid="000a4385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4b4b4b" style:font-name="Times New Roman" fo:font-size="12pt" fo:letter-spacing="normal" fo:font-style="normal" fo:font-weight="bold" officeooo:rsid="000a742f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4b4b4b" style:font-name="Times New Roman" fo:font-size="12pt" fo:letter-spacing="normal" fo:font-style="normal" fo:font-weight="bold" officeooo:rsid="000ab8c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4b4b4b" style:font-name="Times New Roman" fo:font-size="12pt" fo:letter-spacing="normal" fo:font-style="normal" fo:font-weight="bold" officeooo:rsid="000b7411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4b4b4b" style:font-name="Times New Roman" fo:font-size="12pt" fo:letter-spacing="normal" fo:font-style="normal" fo:font-weight="bold" officeooo:rsid="000c9699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4b4b4b" style:font-name="Times New Roman" fo:font-size="12pt" fo:letter-spacing="normal" fo:font-style="normal" fo:font-weight="bold" officeooo:rsid="000cd012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4b4b4b" style:font-name="Times New Roman" fo:font-size="12pt" fo:letter-spacing="normal" fo:font-style="normal" fo:font-weight="bold" officeooo:rsid="000cf0ac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4b4b4b" style:font-name="Times New Roman" fo:font-size="12pt" fo:letter-spacing="normal" fo:font-style="normal" fo:font-weight="bold" officeooo:rsid="000d1c3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4b4b4b" style:font-name="Times New Roman" fo:font-size="12pt" fo:letter-spacing="normal" fo:font-style="normal" fo:font-weight="bold" officeooo:rsid="000e14b4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4b4b4b" style:font-name="Times New Roman" fo:font-size="12pt" fo:letter-spacing="normal" fo:font-style="normal" fo:font-weight="bold" officeooo:rsid="000e79b9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friday sept 7, 2104.</text:p>
      <text:p text:style-name="P1"/>
      <text:p text:style-name="P1"/>
      <text:p text:style-name="P35"><text:span text:style-name="T1">1.)</text:span><text:span text:style-name="T13">As a user, I want to sort comments by proximity to me.</text:span></text:p>
      <text:p text:style-name="P2"><text:span text:style-name="T13">Use Case Name: </text:span><text:span text:style-name="T2">SortProximity</text:span></text:p>
      <text:p text:style-name="P2"><text:span text:style-name="T13">Participation actors: </text:span><text:span text:style-name="T2">User</text:span></text:p>
      <text:p text:style-name="P2"><text:span text:style-name="T13">Goal: </text:span><text:span text:style-name="T2">Sort comment by proximity to the user.</text:span></text:p>
      <text:p text:style-name="P2"><text:span text:style-name="T13">Trigger: <text:s/></text:span><text:span text:style-name="T2">....</text:span></text:p>
      <text:p text:style-name="P2"><text:span text:style-name="T13">Precondition: </text:span><text:span text:style-name="T2">GPS is available to the user.</text:span></text:p>
      <text:p text:style-name="P44"><text:span text:style-name="T13">PostCondition: </text:span><text:span text:style-name="T2">On success, the comments are sorted by proximity</text:span></text:p>
      <text:p text:style-name="P2"><text:span text:style-name="T13">Basic Flow:</text:span></text:p>
      <text:p text:style-name="P2"><text:span text:style-name="T13">1) </text:span><text:span text:style-name="T2">user press button for sort comments nearby by the user</text:span></text:p>
      <text:p text:style-name="P2"><text:span text:style-name="T13">2) </text:span><text:span text:style-name="T2">system return a list of sort comment nearby the user.</text:span></text:p>
      <text:p text:style-name="P44"><text:span text:style-name="T13"/></text:p>
      <text:p text:style-name="P2"><text:span text:style-name="T13">Exceptions</text:span></text:p>
      <text:p text:style-name="P2"><text:span text:style-name="T13"/></text:p>
      <text:p text:style-name="P2"><text:span text:style-name="T13"/></text:p>
      <text:p text:style-name="P44"><text:span text:style-name="T13"/></text:p>
      <text:p text:style-name="P2"><text:span text:style-name="T13">Test</text:span></text:p>
      <text:p text:style-name="P2"><text:span text:style-name="T13"/></text:p>
      <text:p text:style-name="P13"><text:span text:style-name="T13">1) </text:span><text:span text:style-name="T2">is the GPS on?</text:span></text:p>
      <text:p text:style-name="P13"><text:span text:style-name="T13">2) </text:span><text:span text:style-name="T2"><text:s/>Are the comments close to the user?</text:span></text:p>
      <text:p text:style-name="P13"><text:span text:style-name="T13">3) </text:span><text:span text:style-name="T2">can the comment be read?</text:span></text:p>
      <text:p text:style-name="P13"><text:span text:style-name="T13"/></text:p>
      <text:p text:style-name="P36"><text:span text:style-name="T15">2)</text:span><text:span text:style-name="T13">As a user, I want to sort comments by proximity to another location.</text:span></text:p>
      <text:p text:style-name="P3"><text:span text:style-name="T13">Use Case Name: </text:span><text:span text:style-name="T2">SortProximity</text:span><text:span text:style-name="T3">ByLocations</text:span></text:p>
      <text:p text:style-name="P3"><text:span text:style-name="T13">Participation actors: </text:span><text:span text:style-name="T2">User</text:span></text:p>
      <text:p text:style-name="P3"><text:span text:style-name="T13">Goal: </text:span><text:span text:style-name="T2">Sort comment by proximity </text:span><text:span text:style-name="T3">by a location chosen by the user</text:span></text:p>
      <text:p text:style-name="P3"><text:span text:style-name="T13">Trigger: <text:s/></text:span><text:span text:style-name="T2">....</text:span></text:p>
      <text:p text:style-name="P3"><text:span text:style-name="T13">Precondition: </text:span><text:span text:style-name="T2">GPS is available to the user.</text:span></text:p>
      <text:p text:style-name="P45"><text:span text:style-name="T13">PostCondition: </text:span><text:span text:style-name="T2">On success, the comments are sorted by proximity </text:span><text:span text:style-name="T3">of the location selected by the user</text:span></text:p>
      <text:p text:style-name="P3"><text:span text:style-name="T13">Basic Flow:</text:span></text:p>
      <text:p text:style-name="P3"><text:span text:style-name="T13">1) user press button for sort comments nearby</text:span><text:span text:style-name="T15"> the location selected by the user.</text:span></text:p>
      <text:p text:style-name="P3"><text:span text:style-name="T13">2) system return a list of sort comment nearby t</text:span><text:span text:style-name="T15">he location selected by the user.</text:span></text:p>
      <text:p text:style-name="P45"><text:span text:style-name="T13"/></text:p>
      <text:p text:style-name="P3"><text:span text:style-name="T13">Exceptions</text:span></text:p>
      <text:p text:style-name="P3"><text:span text:style-name="T13"/></text:p>
      <text:p text:style-name="P3"><text:span text:style-name="T13"/></text:p>
      <text:p text:style-name="P45"><text:span text:style-name="T13"/></text:p>
      <text:p text:style-name="P3"><text:span text:style-name="T13">Test</text:span></text:p>
      <text:p text:style-name="P3"><text:span text:style-name="T13"/></text:p>
      <text:p text:style-name="P13"><text:span text:style-name="T13">1) is the GPS on?</text:span></text:p>
      <text:p text:style-name="P13"><text:span text:style-name="T13">2) <text:s/>Are the comments close to location selected?</text:span></text:p>
      <text:p text:style-name="P13"><text:span text:style-name="T13">3) can the comment be read?</text:span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55"><text:soft-page-break/><text:span text:style-name="T25">3.)As a user, I want to make new top-level comments (comments with no parents).</text:span></text:p>
      <text:p text:style-name="P3"><text:span text:style-name="T13">Use Case Name: </text:span><text:span text:style-name="T3">CreateNewTopComment</text:span></text:p>
      <text:p text:style-name="P3"><text:span text:style-name="T13">Participation actors: </text:span><text:span text:style-name="T3"><text:s/>User</text:span></text:p>
      <text:p text:style-name="P3"><text:span text:style-name="T13">Goal: </text:span><text:span text:style-name="T3">Create a new Top-level comment.</text:span></text:p>
      <text:p text:style-name="P3"><text:span text:style-name="T13">Trigger: </text:span><text:span text:style-name="T15">User choose option to create a new top level comment.</text:span></text:p>
      <text:p text:style-name="P3"><text:span text:style-name="T13">Precondition: </text:span><text:span text:style-name="T3">User want to create a new comment (?)</text:span></text:p>
      <text:p text:style-name="P45"><text:span text:style-name="T13">PostCondition: </text:span><text:span text:style-name="T3">Readers can read the new top level comment.</text:span></text:p>
      <text:p text:style-name="P3"><text:span text:style-name="T13">Basic Flow:</text:span></text:p>
      <text:p text:style-name="P3"><text:span text:style-name="T13">1) </text:span><text:span text:style-name="T15">User press the option to create a new comment</text:span></text:p>
      <text:p text:style-name="P3"><text:span text:style-name="T13">2) </text:span><text:span text:style-name="T15">System display a screen with option to the user to create a new top level comment</text:span></text:p>
      <text:p text:style-name="P13"><text:span text:style-name="T13">3) User fill all the attributes of the top level comments</text:span></text:p>
      <text:p text:style-name="P13"><text:span text:style-name="T13">4) system update the data to display the new comment created by the user.</text:span></text:p>
      <text:p text:style-name="P45"><text:span text:style-name="T13"/></text:p>
      <text:p text:style-name="P3"><text:span text:style-name="T13">Exceptions</text:span></text:p>
      <text:p text:style-name="P3"><text:span text:style-name="T13"/></text:p>
      <text:p text:style-name="P3"><text:span text:style-name="T13"/></text:p>
      <text:p text:style-name="P45"><text:span text:style-name="T13"/></text:p>
      <text:p text:style-name="P3"><text:span text:style-name="T13">Test</text:span></text:p>
      <text:p text:style-name="P3"><text:span text:style-name="T13"/></text:p>
      <text:p text:style-name="P13"><text:span text:style-name="T13">1) Is the comment posted?</text:span></text:p>
      <text:p text:style-name="P13"><text:span text:style-name="T13">2) Display the correctly the comment?</text:span></text:p>
      <text:p text:style-name="P13"><text:span text:style-name="T13">3) is the user name equals to the username of the poster?</text:span></text:p>
      <text:p text:style-name="P13"><text:span text:style-name="T13"/></text:p>
      <text:p text:style-name="P36"><text:span text:style-name="T15">4.)</text:span><text:span text:style-name="T13">As a user, I want to browse top-level comments.</text:span></text:p>
      <text:p text:style-name="P4"><text:span text:style-name="T13">Use Case Name: </text:span><text:span text:style-name="T4">ShowParentComments</text:span></text:p>
      <text:p text:style-name="P4"><text:span text:style-name="T13">Participation actors: </text:span><text:span text:style-name="T3"><text:s/></text:span><text:span text:style-name="T4">User</text:span></text:p>
      <text:p text:style-name="P4"><text:span text:style-name="T13">Goal: </text:span><text:span text:style-name="T4">List of Top level comments only</text:span></text:p>
      <text:p text:style-name="P4"><text:span text:style-name="T13">Trigger: </text:span><text:span text:style-name="T4">User chooses option to show all the top level comments on the system</text:span></text:p>
      <text:p text:style-name="P4"><text:span text:style-name="T13">Precondition: </text:span><text:span text:style-name="T4">There is at least one top level comment.</text:span></text:p>
      <text:p text:style-name="P46"><text:span text:style-name="T13">PostCondition: </text:span><text:span text:style-name="T4">List of top level comment.</text:span></text:p>
      <text:p text:style-name="P4"><text:span text:style-name="T13">Basic Flow:</text:span></text:p>
      <text:p text:style-name="P4"><text:span text:style-name="T13">1) </text:span><text:span text:style-name="T16">User press button to show all level comments</text:span></text:p>
      <text:p text:style-name="P4"><text:span text:style-name="T13">2) </text:span><text:span text:style-name="T15">System display a screen with </text:span><text:span text:style-name="T16">all level comments in the system.</text:span></text:p>
      <text:p text:style-name="P14"><text:span text:style-name="T13">3) </text:span><text:span text:style-name="T16">User is able to see the all top – level comments</text:span></text:p>
      <text:p text:style-name="P46"><text:span text:style-name="T13"/></text:p>
      <text:p text:style-name="P4"><text:span text:style-name="T13">Exceptions</text:span></text:p>
      <text:p text:style-name="P4"><text:span text:style-name="T13"/></text:p>
      <text:p text:style-name="P4"><text:span text:style-name="T13"/></text:p>
      <text:p text:style-name="P46"><text:span text:style-name="T13"/></text:p>
      <text:p text:style-name="P4"><text:span text:style-name="T13">Test</text:span></text:p>
      <text:p text:style-name="P4"><text:span text:style-name="T13"/></text:p>
      <text:p text:style-name="P14"><text:span text:style-name="T13">1) </text:span><text:span text:style-name="T16">Is the top level comment shown up?</text:span></text:p>
      <text:p text:style-name="P14"><text:span text:style-name="T13">2) </text:span><text:span text:style-name="T16">There are <text:s/>not reply on the list.</text:span></text:p>
      <text:p text:style-name="P14"><text:span text:style-name="T13">3) </text:span><text:span text:style-name="T16">Is the info shown correctly?</text:span></text:p>
      <text:p text:style-name="P24"><text:span text:style-name="T13">4) is the picture display in the comment?</text:span></text:p>
      <text:p text:style-name="P24"><text:span text:style-name="T13">5)</text:span></text:p>
      <text:p text:style-name="P24"><text:span text:style-name="T13"/></text:p>
      <text:p text:style-name="P56"><text:soft-page-break/><text:span text:style-name="T25">5.) As a user, I want to browse comment replies.</text:span></text:p>
      <text:p text:style-name="P4"><text:span text:style-name="T13">Use Case Name: </text:span><text:span text:style-name="T4">ShowReplyComments</text:span></text:p>
      <text:p text:style-name="P4"><text:span text:style-name="T13">Participation actors: </text:span><text:span text:style-name="T3"><text:s/></text:span><text:span text:style-name="T4">Reader</text:span></text:p>
      <text:p text:style-name="P4"><text:span text:style-name="T13">Goal: </text:span><text:span text:style-name="T4">List of all reply comments on one Top Level Comment </text:span></text:p>
      <text:p text:style-name="P4"><text:span text:style-name="T13">Trigger: </text:span><text:span text:style-name="T4">Reader choose one top level comment.</text:span></text:p>
      <text:p text:style-name="P4"><text:span text:style-name="T13">Precondition: </text:span><text:span text:style-name="T4">The top level should exist.</text:span></text:p>
      <text:p text:style-name="P46"><text:span text:style-name="T13">PostCondition: </text:span><text:span text:style-name="T4">List of reply in one top-level comment.</text:span></text:p>
      <text:p text:style-name="P4"><text:span text:style-name="T13">Basic Flow:</text:span></text:p>
      <text:p text:style-name="P4"><text:span text:style-name="T13">1) </text:span><text:span text:style-name="T16">User press one top level comment.</text:span></text:p>
      <text:p text:style-name="P4"><text:span text:style-name="T13">2) </text:span><text:span text:style-name="T15">System display a screen with </text:span><text:span text:style-name="T16">all the replies in one top level comments.</text:span></text:p>
      <text:p text:style-name="P14"><text:span text:style-name="T13">3) </text:span><text:span text:style-name="T16">User is able to see the all the replies in the top level comment.</text:span></text:p>
      <text:p text:style-name="P46"><text:span text:style-name="T13"/></text:p>
      <text:p text:style-name="P4"><text:span text:style-name="T13">Exceptions</text:span></text:p>
      <text:p text:style-name="P4"><text:span text:style-name="T13"/></text:p>
      <text:p text:style-name="P4"><text:span text:style-name="T13"/></text:p>
      <text:p text:style-name="P46"><text:span text:style-name="T13"/></text:p>
      <text:p text:style-name="P4"><text:span text:style-name="T13">Test</text:span></text:p>
      <text:p text:style-name="P4"><text:span text:style-name="T13"/></text:p>
      <text:p text:style-name="P14"><text:span text:style-name="T13">1) </text:span><text:span text:style-name="T16">are the replies shown?</text:span></text:p>
      <text:p text:style-name="P24"><text:span text:style-name="T13">2) are those replies from the top level comment that the user choose?</text:span></text:p>
      <text:p text:style-name="P24"><text:span text:style-name="T13">3)</text:span></text:p>
      <text:p text:style-name="P24"><text:span text:style-name="T13"/></text:p>
      <text:p text:style-name="P37"><text:span text:style-name="T17">6.) </text:span><text:span text:style-name="T13">As a user, I want to reply to comments.</text:span></text:p>
      <text:p text:style-name="P5"><text:span text:style-name="T13">Use Case Name: </text:span><text:span text:style-name="T5">ReplyComment</text:span></text:p>
      <text:p text:style-name="P5"><text:span text:style-name="T13">Participation actors: </text:span><text:span text:style-name="T3"><text:s/></text:span><text:span text:style-name="T5">User</text:span></text:p>
      <text:p text:style-name="P5"><text:span text:style-name="T13">Goal: </text:span><text:span text:style-name="T5">Let the user post a reply to a comment</text:span></text:p>
      <text:p text:style-name="P5"><text:span text:style-name="T13">Trigger: </text:span><text:span text:style-name="T5">User presses a button to reply</text:span></text:p>
      <text:p text:style-name="P5"><text:span text:style-name="T13">Precondition: </text:span><text:span text:style-name="T5">A comment exists for it to have a reply</text:span></text:p>
      <text:p text:style-name="P47"><text:span text:style-name="T13">PostCondition: </text:span><text:span text:style-name="T5">The reply is posted under the top level comment with an indent.</text:span></text:p>
      <text:p text:style-name="P5"><text:span text:style-name="T13">Basic Flow:</text:span></text:p>
      <text:p text:style-name="P5"><text:span text:style-name="T13">1) </text:span><text:span text:style-name="T16">User press</text:span><text:span text:style-name="T17">es the reply button</text:span><text:span text:style-name="T16">.</text:span></text:p>
      <text:p text:style-name="P5"><text:span text:style-name="T13">2) </text:span><text:span text:style-name="T17">User types the text they want to reply with</text:span><text:span text:style-name="T16">.</text:span></text:p>
      <text:p text:style-name="P15"><text:span text:style-name="T13">3) </text:span><text:span text:style-name="T16">User is able to see the</text:span><text:span text:style-name="T17">ir replies</text:span><text:span text:style-name="T16">.</text:span></text:p>
      <text:p text:style-name="P47"><text:span text:style-name="T13"/></text:p>
      <text:p text:style-name="P5"><text:span text:style-name="T13">Exceptions</text:span></text:p>
      <text:p text:style-name="P5"><text:span text:style-name="T13"/></text:p>
      <text:p text:style-name="P5"><text:span text:style-name="T13"/></text:p>
      <text:p text:style-name="P47"><text:span text:style-name="T13"/></text:p>
      <text:p text:style-name="P5"><text:span text:style-name="T13">Test</text:span></text:p>
      <text:p text:style-name="P5"><text:span text:style-name="T13"/></text:p>
      <text:p text:style-name="P15"><text:span text:style-name="T13">1) </text:span><text:span text:style-name="T16">are the replies shown?</text:span></text:p>
      <text:p text:style-name="P25"><text:span text:style-name="T13">2) are those replies from the top level comment that the user choose?</text:span></text:p>
      <text:p text:style-name="P25"><text:span text:style-name="T13">3)</text:span><text:span text:style-name="T17">is the reply what the user typed?</text:span></text:p>
      <text:p text:style-name="P25"><text:span text:style-name="T17"/></text:p>
      <text:p text:style-name="P37"><text:span text:style-name="T17"/></text:p>
      <text:p text:style-name="P37"><text:span text:style-name="T17"/></text:p>
      <text:p text:style-name="P37"><text:span text:style-name="T17"/></text:p>
      <text:p text:style-name="P37"><text:soft-page-break/><text:span text:style-name="T17">7.) </text:span><text:span text:style-name="T13">As a user, I want to </text:span><text:span text:style-name="T17">attach a picture to my comment</text:span><text:span text:style-name="T13">.</text:span></text:p>
      <text:p text:style-name="P5"><text:span text:style-name="T13">Use Case Name: </text:span><text:span text:style-name="T5">attachPicture</text:span></text:p>
      <text:p text:style-name="P5"><text:span text:style-name="T13">Participation actors: </text:span><text:span text:style-name="T3"><text:s/></text:span><text:span text:style-name="T5">User</text:span></text:p>
      <text:p text:style-name="P5"><text:span text:style-name="T13">Goal: </text:span><text:span text:style-name="T5">Let the user post a picture to a comment</text:span></text:p>
      <text:p text:style-name="P5"><text:span text:style-name="T13">Trigger: </text:span><text:span text:style-name="T5">User presses a button to add the picture</text:span></text:p>
      <text:p text:style-name="P5"><text:span text:style-name="T13">Precondition: </text:span><text:span text:style-name="T5">A picture exists or access to a camera.</text:span></text:p>
      <text:p text:style-name="P47"><text:span text:style-name="T13">PostCondition: </text:span><text:span text:style-name="T5">The picture is posted with or as a comment.</text:span></text:p>
      <text:p text:style-name="P5"><text:span text:style-name="T13">Basic Flow:</text:span></text:p>
      <text:p text:style-name="P5"><text:span text:style-name="T13">1) </text:span><text:span text:style-name="T16">User press</text:span><text:span text:style-name="T17">es the picture button</text:span><text:span text:style-name="T16">.</text:span></text:p>
      <text:p text:style-name="P5"><text:span text:style-name="T13">2) </text:span><text:span text:style-name="T17">User takes a picture with their camera or chooses from the gallery</text:span><text:span text:style-name="T16">.</text:span></text:p>
      <text:p text:style-name="P15"><text:span text:style-name="T13">3) </text:span><text:span text:style-name="T16">User is able to </text:span><text:span text:style-name="T17">post their pictures as comments</text:span><text:span text:style-name="T16">.</text:span></text:p>
      <text:p text:style-name="P47"><text:span text:style-name="T13"/></text:p>
      <text:p text:style-name="P5"><text:span text:style-name="T13">Exceptions</text:span></text:p>
      <text:p text:style-name="P5"><text:span text:style-name="T13"/></text:p>
      <text:p text:style-name="P5"><text:span text:style-name="T13"/></text:p>
      <text:p text:style-name="P47"><text:span text:style-name="T13"/></text:p>
      <text:p text:style-name="P5"><text:span text:style-name="T13">Test</text:span></text:p>
      <text:p text:style-name="P5"><text:span text:style-name="T13"/></text:p>
      <text:p text:style-name="P15"><text:span text:style-name="T13">1) </text:span><text:span text:style-name="T16">are the </text:span><text:span text:style-name="T17">pictures being posted?</text:span></text:p>
      <text:p text:style-name="P25"><text:span text:style-name="T13">2) are th</text:span><text:span text:style-name="T17">ey the pictures that the user took/chosen</text:span><text:span text:style-name="T13">?</text:span></text:p>
      <text:p text:style-name="P25"><text:span text:style-name="T17"/></text:p>
      <text:p text:style-name="P37"><text:span text:style-name="T17">8.) </text:span><text:span text:style-name="T13">As a user, I want to </text:span><text:span text:style-name="T17">sort comments by pictures</text:span><text:span text:style-name="T13">.</text:span></text:p>
      <text:p text:style-name="P5"><text:span text:style-name="T13">Use Case Name: </text:span><text:span text:style-name="T5">sortByPic</text:span></text:p>
      <text:p text:style-name="P5"><text:span text:style-name="T13">Participation actors: </text:span><text:span text:style-name="T3"><text:s/></text:span><text:span text:style-name="T5">User</text:span></text:p>
      <text:p text:style-name="P5"><text:span text:style-name="T13">Goal: </text:span><text:span text:style-name="T5">Let the user sort comments by picture</text:span></text:p>
      <text:p text:style-name="P5"><text:span text:style-name="T13">Trigger: </text:span><text:span text:style-name="T5">User presses a button to sort the comments by picture</text:span></text:p>
      <text:p text:style-name="P5"><text:span text:style-name="T13">Precondition: </text:span><text:span text:style-name="T5">A comment has pictures to be sorted by</text:span></text:p>
      <text:p text:style-name="P47"><text:span text:style-name="T13">PostCondition: </text:span><text:span text:style-name="T5">The comments are sorted by pictures.</text:span></text:p>
      <text:p text:style-name="P5"><text:span text:style-name="T13">Basic Flow:</text:span></text:p>
      <text:p text:style-name="P5"><text:span text:style-name="T13">1) </text:span><text:span text:style-name="T16">User press</text:span><text:span text:style-name="T17">es the sort by picture button</text:span><text:span text:style-name="T16">.</text:span></text:p>
      <text:p text:style-name="P5"><text:span text:style-name="T13">2) </text:span><text:span text:style-name="T17">User chooses how to sort by pictures</text:span><text:span text:style-name="T16">.</text:span></text:p>
      <text:p text:style-name="P15"><text:span text:style-name="T13">3) </text:span><text:span text:style-name="T17">The comments sorted by pictures.</text:span></text:p>
      <text:p text:style-name="P47"><text:span text:style-name="T13"/></text:p>
      <text:p text:style-name="P5"><text:span text:style-name="T13">Exceptions</text:span></text:p>
      <text:p text:style-name="P5"><text:span text:style-name="T13"/></text:p>
      <text:p text:style-name="P5"><text:span text:style-name="T13"/></text:p>
      <text:p text:style-name="P47"><text:span text:style-name="T13"/></text:p>
      <text:p text:style-name="P5"><text:span text:style-name="T13">Test</text:span></text:p>
      <text:p text:style-name="P5"><text:span text:style-name="T13"/></text:p>
      <text:p text:style-name="P15"><text:span text:style-name="T13">1) </text:span><text:span text:style-name="T16">are the </text:span><text:span text:style-name="T17">comments sorted by</text:span><text:span text:style-name="T16"> </text:span><text:span text:style-name="T17">pictures sorted</text:span><text:span text:style-name="T16">?</text:span></text:p>
      <text:p text:style-name="P25"><text:span text:style-name="T13">2) are those </text:span><text:span text:style-name="T17">comments sorted correctly by how the pictures are sorted?</text:span></text:p>
      <text:p text:style-name="P25"><text:span text:style-name="T17"/></text:p>
      <text:p text:style-name="P37"><text:span text:style-name="T17"/></text:p>
      <text:p text:style-name="P37"><text:span text:style-name="T17"/></text:p>
      <text:p text:style-name="P37"><text:span text:style-name="T17"/></text:p>
      <text:p text:style-name="P37"><text:span text:style-name="T17"/></text:p>
      <text:p text:style-name="P37"><text:span text:style-name="T17"/></text:p>
      <text:p text:style-name="P37"><text:soft-page-break/><text:span text:style-name="T17">9.) </text:span><text:span text:style-name="T13">As a user, </text:span><text:span text:style-name="T17">I want to sort comments by date or some scoring system</text:span><text:span text:style-name="T13">.</text:span></text:p>
      <text:p text:style-name="P5"><text:span text:style-name="T13">Use Case Name:</text:span><text:span text:style-name="T17"> sortByDate</text:span></text:p>
      <text:p text:style-name="P5"><text:span text:style-name="T13">Participation actors: </text:span><text:span text:style-name="T3"><text:s/></text:span><text:span text:style-name="T5">User</text:span></text:p>
      <text:p text:style-name="P5"><text:span text:style-name="T13">Goal: </text:span><text:span text:style-name="T5">Let the user sort comments by date or some scoring system</text:span></text:p>
      <text:p text:style-name="P5"><text:span text:style-name="T13">Trigger: </text:span><text:span text:style-name="T5">User presses a button to </text:span><text:span text:style-name="T6">sort comments by date</text:span></text:p>
      <text:p text:style-name="P5"><text:span text:style-name="T13">Precondition: </text:span><text:span text:style-name="T5">A comment exists for it to </text:span><text:span text:style-name="T6">be sorted</text:span></text:p>
      <text:p text:style-name="P47"><text:span text:style-name="T13">PostCondition: </text:span><text:span text:style-name="T5">The </text:span><text:span text:style-name="T6">comments are sorted by date or scoring system</text:span><text:span text:style-name="T5">.</text:span></text:p>
      <text:p text:style-name="P5"><text:span text:style-name="T13">Basic Flow:</text:span></text:p>
      <text:p text:style-name="P5"><text:span text:style-name="T13">1) </text:span><text:span text:style-name="T16">User press</text:span><text:span text:style-name="T17">es the </text:span><text:span text:style-name="T18">sortByDate</text:span><text:span text:style-name="T17"> button</text:span><text:span text:style-name="T16">.</text:span></text:p>
      <text:p text:style-name="P5"><text:span text:style-name="T13">2) </text:span><text:span text:style-name="T18">The comments are sorted by date or scoring system</text:span><text:span text:style-name="T16">.</text:span></text:p>
      <text:p text:style-name="P15"><text:span text:style-name="T13">3) </text:span><text:span text:style-name="T16">User is able to see the</text:span><text:span text:style-name="T17">ir </text:span><text:span text:style-name="T18">comments sorted</text:span><text:span text:style-name="T16">.</text:span></text:p>
      <text:p text:style-name="P47"><text:span text:style-name="T13"/></text:p>
      <text:p text:style-name="P5"><text:span text:style-name="T13">Exceptions</text:span></text:p>
      <text:p text:style-name="P5"><text:span text:style-name="T13"/></text:p>
      <text:p text:style-name="P5"><text:span text:style-name="T13"/></text:p>
      <text:p text:style-name="P47"><text:span text:style-name="T13"/></text:p>
      <text:p text:style-name="P5"><text:span text:style-name="T13">Test</text:span></text:p>
      <text:p text:style-name="P5"><text:span text:style-name="T13"/></text:p>
      <text:p text:style-name="P15"><text:span text:style-name="T13">1) </text:span><text:span text:style-name="T16">are the </text:span><text:span text:style-name="T18">comments</text:span><text:span text:style-name="T16"> shown?</text:span></text:p>
      <text:p text:style-name="P25"><text:span text:style-name="T13">2) are those </text:span><text:span text:style-name="T18">comments sorted correctly</text:span><text:span text:style-name="T13">?</text:span></text:p>
      <text:p text:style-name="P25"><text:span text:style-name="T17"/></text:p>
      <text:p text:style-name="P25"><text:span text:style-name="T17"/></text:p>
      <text:p text:style-name="P38"><text:span text:style-name="T18">10</text:span><text:span text:style-name="T17">.) </text:span><text:span text:style-name="T13">As a user, </text:span><text:span text:style-name="T18">I want comments that I read or comments that I've indicated I want to read, to be locally cached so I can read them when I'm not on the internet</text:span><text:span text:style-name="T13">.</text:span></text:p>
      <text:p text:style-name="P6"><text:span text:style-name="T13">Use Case Name: </text:span><text:span text:style-name="T6">localCashe</text:span></text:p>
      <text:p text:style-name="P6"><text:span text:style-name="T13">Participation actors: </text:span><text:span text:style-name="T3"><text:s/></text:span><text:span text:style-name="T5">User</text:span></text:p>
      <text:p text:style-name="P6"><text:span text:style-name="T13">Goal: </text:span><text:span text:style-name="T5">Let the user </text:span><text:span text:style-name="T6">indicate comments they want to read so that they can read them later without internet access</text:span></text:p>
      <text:p text:style-name="P6"><text:span text:style-name="T13">Trigger: </text:span><text:span text:style-name="T5">User presses a button to </text:span><text:span text:style-name="T6">indicate the comments they want to read</text:span></text:p>
      <text:p text:style-name="P6"><text:span text:style-name="T13">Precondition: </text:span><text:span text:style-name="T6">The user wants to read a comment later</text:span></text:p>
      <text:p text:style-name="P48"><text:span text:style-name="T13">PostCondition: </text:span><text:span text:style-name="T5">The </text:span><text:span text:style-name="T6">comment is stored in a file to be read later</text:span><text:span text:style-name="T5">.</text:span></text:p>
      <text:p text:style-name="P6"><text:span text:style-name="T13">Basic Flow:</text:span></text:p>
      <text:p text:style-name="P6"><text:span text:style-name="T13">1) </text:span><text:span text:style-name="T16">User press</text:span><text:span text:style-name="T17">es the </text:span><text:span text:style-name="T18">favourite</text:span><text:span text:style-name="T17"> button</text:span><text:span text:style-name="T16">.</text:span></text:p>
      <text:p text:style-name="P6"><text:span text:style-name="T13">2) </text:span><text:span text:style-name="T18">The comment is saved to a file to read later</text:span><text:span text:style-name="T16">.</text:span></text:p>
      <text:p text:style-name="P16"><text:span text:style-name="T13">3) </text:span><text:span text:style-name="T16">User is able to </text:span><text:span text:style-name="T18">read the comment</text:span><text:span text:style-name="T16">.</text:span></text:p>
      <text:p text:style-name="P48"><text:span text:style-name="T13"/></text:p>
      <text:p text:style-name="P6"><text:span text:style-name="T13">Exceptions</text:span></text:p>
      <text:p text:style-name="P6"><text:span text:style-name="T13"/></text:p>
      <text:p text:style-name="P6"><text:span text:style-name="T13"/></text:p>
      <text:p text:style-name="P48"><text:span text:style-name="T13"/></text:p>
      <text:p text:style-name="P6"><text:span text:style-name="T13">Test</text:span></text:p>
      <text:p text:style-name="P6"><text:span text:style-name="T13"/></text:p>
      <text:p text:style-name="P16"><text:span text:style-name="T13">1) </text:span><text:span text:style-name="T18">File I/O working</text:span><text:span text:style-name="T16">?</text:span></text:p>
      <text:p text:style-name="P26"><text:span text:style-name="T13">2) </text:span><text:span text:style-name="T18">Comments are successfully stored?</text:span></text:p>
      <text:p text:style-name="P26"><text:span text:style-name="T17">3)</text:span><text:span text:style-name="T18">user is able to access the comments later</text:span><text:span text:style-name="T17">?</text:span></text:p>
      <text:p text:style-name="P25"><text:span text:style-name="T17"/></text:p>
      <text:p text:style-name="P33"><text:span text:style-name="T17"/></text:p>
      <text:p text:style-name="P39"><text:soft-page-break/><text:span text:style-name="T19">11</text:span><text:span text:style-name="T17">.) </text:span><text:span text:style-name="T13">As a user, I want to </text:span><text:span text:style-name="T19">explicitly save some comments as favourites</text:span><text:span text:style-name="T13">.</text:span></text:p>
      <text:p text:style-name="P7"><text:span text:style-name="T13">Use Case Name: </text:span><text:span text:style-name="T7">favComment</text:span></text:p>
      <text:p text:style-name="P7"><text:span text:style-name="T13">Participation actors: </text:span><text:span text:style-name="T3"><text:s/></text:span><text:span text:style-name="T5">User</text:span></text:p>
      <text:p text:style-name="P7"><text:span text:style-name="T13">Goal: </text:span><text:span text:style-name="T5">Let the user </text:span><text:span text:style-name="T7">favourite a comment</text:span></text:p>
      <text:p text:style-name="P7"><text:span text:style-name="T13">Trigger: </text:span><text:span text:style-name="T5">User presses a button to </text:span><text:span text:style-name="T7">favourite</text:span></text:p>
      <text:p text:style-name="P7"><text:span text:style-name="T13">Precondition: </text:span><text:span text:style-name="T7">The user wants to favourite a comment</text:span></text:p>
      <text:p text:style-name="P49"><text:span text:style-name="T13">PostCondition: </text:span><text:span text:style-name="T5">The </text:span><text:span text:style-name="T7">comment is indicated as favourited</text:span><text:span text:style-name="T5">.</text:span></text:p>
      <text:p text:style-name="P7"><text:span text:style-name="T13">Basic Flow:</text:span></text:p>
      <text:p text:style-name="P7"><text:span text:style-name="T13">1) </text:span><text:span text:style-name="T16">User press</text:span><text:span text:style-name="T17">es the </text:span><text:span text:style-name="T19">&lt;3</text:span><text:span text:style-name="T17"> button</text:span><text:span text:style-name="T16">.</text:span></text:p>
      <text:p text:style-name="P7"><text:span text:style-name="T13">2) </text:span><text:span text:style-name="T19">The comment is favourited</text:span></text:p>
      <text:p text:style-name="P49"><text:span text:style-name="T13"/></text:p>
      <text:p text:style-name="P7"><text:span text:style-name="T13">Exceptions</text:span></text:p>
      <text:p text:style-name="P7"><text:span text:style-name="T13"/></text:p>
      <text:p text:style-name="P7"><text:span text:style-name="T13"/></text:p>
      <text:p text:style-name="P49"><text:span text:style-name="T13"/></text:p>
      <text:p text:style-name="P7"><text:span text:style-name="T13">Test</text:span></text:p>
      <text:p text:style-name="P7"><text:span text:style-name="T13"/></text:p>
      <text:p text:style-name="P17"><text:span text:style-name="T13">1) </text:span><text:span text:style-name="T19">is the commented indicated as favoured</text:span><text:span text:style-name="T16">?</text:span></text:p>
      <text:p text:style-name="P23"><text:span text:style-name="T17"/></text:p>
      <text:p text:style-name="P39"><text:span text:style-name="T19">12</text:span><text:span text:style-name="T17">.) </text:span><text:span text:style-name="T13">As a user, </text:span><text:span text:style-name="T19">My favourites and their replies should always be available to me regardless of network connectivity</text:span><text:span text:style-name="T13">.</text:span></text:p>
      <text:p text:style-name="P7"><text:span text:style-name="T13">Use Case Name: </text:span><text:span text:style-name="T7">accessFavourite</text:span></text:p>
      <text:p text:style-name="P7"><text:span text:style-name="T13">Participation actors: </text:span><text:span text:style-name="T3"><text:s/></text:span><text:span text:style-name="T5">User</text:span></text:p>
      <text:p text:style-name="P7"><text:span text:style-name="T13">Goal: </text:span><text:span text:style-name="T5">Let the user </text:span><text:span text:style-name="T7">access the favourites and replies regardless of connectivity</text:span></text:p>
      <text:p text:style-name="P7"><text:span text:style-name="T13">Trigger: </text:span><text:span text:style-name="T5">User presses a button to </text:span><text:span text:style-name="T7">access favourites</text:span></text:p>
      <text:p text:style-name="P7"><text:span text:style-name="T13">Precondition: </text:span><text:span text:style-name="T7">The users have favourites to access</text:span></text:p>
      <text:p text:style-name="P49"><text:span text:style-name="T13">PostCondition: </text:span><text:span text:style-name="T19">User is able to access their favourite comments</text:span><text:span text:style-name="T5">.</text:span></text:p>
      <text:p text:style-name="P7"><text:span text:style-name="T13">Basic Flow:</text:span></text:p>
      <text:p text:style-name="P7"><text:span text:style-name="T13">1) </text:span><text:span text:style-name="T16">User press</text:span><text:span text:style-name="T17">es the </text:span><text:span text:style-name="T19">favourites</text:span><text:span text:style-name="T17"> button</text:span><text:span text:style-name="T16">.</text:span></text:p>
      <text:p text:style-name="P17"><text:span text:style-name="T19">2</text:span><text:span text:style-name="T13">) </text:span><text:span text:style-name="T16">User is able to see the</text:span><text:span text:style-name="T17">ir </text:span><text:span text:style-name="T19">favourite comments and replies</text:span></text:p>
      <text:p text:style-name="P49"><text:span text:style-name="T13"/></text:p>
      <text:p text:style-name="P7"><text:span text:style-name="T13">Exceptions</text:span></text:p>
      <text:p text:style-name="P7"><text:span text:style-name="T13"/></text:p>
      <text:p text:style-name="P7"><text:span text:style-name="T13"/></text:p>
      <text:p text:style-name="P49"><text:span text:style-name="T13"/></text:p>
      <text:p text:style-name="P7"><text:span text:style-name="T13">Test</text:span></text:p>
      <text:p text:style-name="P7"><text:span text:style-name="T13"/></text:p>
      <text:p text:style-name="P17"><text:span text:style-name="T13">1) </text:span><text:span text:style-name="T16">are the </text:span><text:span text:style-name="T19">favourites properly saved</text:span><text:span text:style-name="T16">?</text:span></text:p>
      <text:p text:style-name="P27"><text:span text:style-name="T13">2) </text:span><text:span text:style-name="T19">Is the user able to access all favourites</text:span><text:span text:style-name="T13">?</text:span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40"><text:soft-page-break/><text:span text:style-name="T20">13</text:span><text:span text:style-name="T17">.) </text:span><text:span text:style-name="T13">As a </text:span><text:span text:style-name="T20">comment author, I want to edit my comment</text:span><text:span text:style-name="T13">.</text:span></text:p>
      <text:p text:style-name="P8"><text:span text:style-name="T13">Use Case Name: </text:span><text:span text:style-name="T8">editComment</text:span></text:p>
      <text:p text:style-name="P8"><text:span text:style-name="T13">Participation actors: </text:span><text:span text:style-name="T3"><text:s/></text:span><text:span text:style-name="T8">Author</text:span></text:p>
      <text:p text:style-name="P8"><text:span text:style-name="T13">Goal: </text:span><text:span text:style-name="T5">Let the </text:span><text:span text:style-name="T9">author</text:span><text:span text:style-name="T5"> </text:span><text:span text:style-name="T8">edit their comment</text:span></text:p>
      <text:p text:style-name="P8"><text:span text:style-name="T13">Trigger: </text:span><text:span text:style-name="T5">User presses a</text:span><text:span text:style-name="T8">n edit button</text:span></text:p>
      <text:p text:style-name="P8"><text:span text:style-name="T13">Precondition: </text:span><text:span text:style-name="T8">The </text:span><text:span text:style-name="T9">author</text:span><text:span text:style-name="T8"> wants to edit their comment</text:span></text:p>
      <text:p text:style-name="P50"><text:span text:style-name="T13">PostCondition: </text:span><text:span text:style-name="T5">The </text:span><text:span text:style-name="T9">author</text:span><text:span text:style-name="T8"> comment is edited to what they want</text:span><text:span text:style-name="T5">.</text:span></text:p>
      <text:p text:style-name="P8"><text:span text:style-name="T13">Basic Flow:</text:span></text:p>
      <text:p text:style-name="P8"><text:span text:style-name="T13">1) </text:span><text:span text:style-name="T21">Author</text:span><text:span text:style-name="T16"> press</text:span><text:span text:style-name="T17">es the </text:span><text:span text:style-name="T20">edit</text:span><text:span text:style-name="T17"> button</text:span><text:span text:style-name="T16">.</text:span></text:p>
      <text:p text:style-name="P8"><text:span text:style-name="T13">2) </text:span><text:span text:style-name="T21">Author</text:span><text:span text:style-name="T17"> types the </text:span><text:span text:style-name="T20">new text</text:span><text:span text:style-name="T16">.</text:span></text:p>
      <text:p text:style-name="P18"><text:span text:style-name="T13">3) </text:span><text:span text:style-name="T20">The comment is edited</text:span><text:span text:style-name="T16">.</text:span></text:p>
      <text:p text:style-name="P50"><text:span text:style-name="T13"/></text:p>
      <text:p text:style-name="P8"><text:span text:style-name="T13">Exceptions</text:span></text:p>
      <text:p text:style-name="P8"><text:span text:style-name="T13"/></text:p>
      <text:p text:style-name="P8"><text:span text:style-name="T13"/></text:p>
      <text:p text:style-name="P50"><text:span text:style-name="T13"/></text:p>
      <text:p text:style-name="P8"><text:span text:style-name="T13">Test</text:span></text:p>
      <text:p text:style-name="P8"><text:span text:style-name="T13"/></text:p>
      <text:p text:style-name="P18"><text:span text:style-name="T13">1) </text:span><text:span text:style-name="T20">Can the </text:span><text:span text:style-name="T21">author </text:span><text:span text:style-name="T20">see their comments</text:span><text:span text:style-name="T16">?</text:span></text:p>
      <text:p text:style-name="P28"><text:span text:style-name="T13">2) </text:span><text:span text:style-name="T20">can the </text:span><text:span text:style-name="T21">author</text:span><text:span text:style-name="T20"> select the edit option</text:span><text:span text:style-name="T13">?</text:span></text:p>
      <text:p text:style-name="P28"><text:span text:style-name="T13">3)</text:span><text:span text:style-name="T17">is </text:span><text:span text:style-name="T20">the comment edited</text:span><text:span text:style-name="T17">?</text:span></text:p>
      <text:p text:style-name="P34"><text:span text:style-name="T17">4</text:span><text:span text:style-name="T13">)Only the author can edit the comment?</text:span></text:p>
      <text:p text:style-name="P28"><text:span text:style-name="T17"/></text:p>
      <text:p text:style-name="P41"><text:span text:style-name="T21">14</text:span><text:span text:style-name="T17">.) </text:span><text:span text:style-name="T13">As a</text:span><text:span text:style-name="T21">n author</text:span><text:span text:style-name="T13">, </text:span><text:span text:style-name="T21">if I have internet, I want my comments pushed and shared with all other users of the app immediately</text:span><text:span text:style-name="T13">.</text:span></text:p>
      <text:p text:style-name="P9"><text:span text:style-name="T13">Use Case Name: </text:span><text:span text:style-name="T9">immediateShare</text:span></text:p>
      <text:p text:style-name="P9"><text:span text:style-name="T13">Participation actors: </text:span><text:span text:style-name="T3"><text:s/></text:span><text:span text:style-name="T9">Author</text:span></text:p>
      <text:p text:style-name="P9"><text:span text:style-name="T13">Goal: </text:span><text:span text:style-name="T9">Have the author's comments pushed and shared when they have an internet connection</text:span></text:p>
      <text:p text:style-name="P9"><text:span text:style-name="T13">Trigger: </text:span><text:span text:style-name="T21">Author</text:span><text:span text:style-name="T5"> presses a button to </text:span><text:span text:style-name="T9">push their comment and share it</text:span></text:p>
      <text:p text:style-name="P9"><text:span text:style-name="T13">Precondition: </text:span><text:span text:style-name="T9">An internet connection exists for an author to share/push their comments</text:span></text:p>
      <text:p text:style-name="P51"><text:span text:style-name="T13">PostCondition: </text:span><text:span text:style-name="T5">The </text:span><text:span text:style-name="T9">comment is pushed to the app immediately</text:span><text:span text:style-name="T5">.</text:span></text:p>
      <text:p text:style-name="P9"><text:span text:style-name="T13">Basic Flow:</text:span></text:p>
      <text:p text:style-name="P9"><text:span text:style-name="T13">1) </text:span><text:span text:style-name="T21">Author</text:span><text:span text:style-name="T16"> press</text:span><text:span text:style-name="T17">es the </text:span><text:span text:style-name="T21">post button</text:span><text:span text:style-name="T16">.</text:span></text:p>
      <text:p text:style-name="P9"><text:span text:style-name="T13">2) </text:span><text:span text:style-name="T21">Author </text:span><text:span text:style-name="T17">types the text they want to </text:span><text:span text:style-name="T21">post</text:span><text:span text:style-name="T16">.</text:span></text:p>
      <text:p text:style-name="P19"><text:span text:style-name="T13">3) </text:span><text:span text:style-name="T21">Comment is posted with an internet connection</text:span><text:span text:style-name="T16">.</text:span></text:p>
      <text:p text:style-name="P51"><text:span text:style-name="T13"/></text:p>
      <text:p text:style-name="P9"><text:span text:style-name="T13">Exceptions</text:span></text:p>
      <text:p text:style-name="P9"><text:span text:style-name="T13"/></text:p>
      <text:p text:style-name="P9"><text:span text:style-name="T13"/></text:p>
      <text:p text:style-name="P51"><text:span text:style-name="T13"/></text:p>
      <text:p text:style-name="P9"><text:span text:style-name="T13">Test</text:span></text:p>
      <text:p text:style-name="P9"><text:span text:style-name="T13"/></text:p>
      <text:p text:style-name="P19"><text:span text:style-name="T13">1) </text:span><text:span text:style-name="T16">a</text:span><text:span text:style-name="T22">pp connects to internet</text:span><text:span text:style-name="T16">?</text:span></text:p>
      <text:p text:style-name="P29"><text:span text:style-name="T13">2) </text:span><text:span text:style-name="T22">internet connection exists</text:span><text:span text:style-name="T13">?</text:span></text:p>
      <text:p text:style-name="P29"><text:span text:style-name="T17">3)</text:span><text:span text:style-name="T22">the author's comment is posted</text:span><text:span text:style-name="T17">?</text:span></text:p>
      <text:p text:style-name="P29"><text:span text:style-name="T17"/></text:p>
      <text:p text:style-name="P29"><text:span text:style-name="T17"/></text:p>
      <text:p text:style-name="P42"><text:soft-page-break/><text:span text:style-name="T22">15</text:span><text:span text:style-name="T17">.) </text:span><text:span text:style-name="T13">As a user, I want t</text:span><text:span text:style-name="T22">o see the latest greatest comments immediately</text:span><text:span text:style-name="T13">.</text:span></text:p>
      <text:p text:style-name="P10"><text:span text:style-name="T13">Use Case Name: </text:span><text:span text:style-name="T10">latestGreatest</text:span></text:p>
      <text:p text:style-name="P10"><text:span text:style-name="T13">Participation actors: </text:span><text:span text:style-name="T3"><text:s/></text:span><text:span text:style-name="T5">User</text:span></text:p>
      <text:p text:style-name="P10"><text:span text:style-name="T13">Goal: </text:span><text:span text:style-name="T5">Let the user </text:span><text:span text:style-name="T10">see the most recent best comments</text:span></text:p>
      <text:p text:style-name="P10"><text:span text:style-name="T13">Trigger: </text:span><text:span text:style-name="T5">User presses a button to </text:span><text:span text:style-name="T10">see latest greatest comments</text:span></text:p>
      <text:p text:style-name="P10"><text:span text:style-name="T13">Precondition: </text:span><text:span text:style-name="T10">User wants to see the latest greatest comments</text:span></text:p>
      <text:p text:style-name="P52"><text:span text:style-name="T13">PostCondition: </text:span><text:span text:style-name="T5">The </text:span><text:span text:style-name="T10">user is shown the latest greatest comments</text:span><text:span text:style-name="T5">.</text:span></text:p>
      <text:p text:style-name="P10"><text:span text:style-name="T13">Basic Flow:</text:span></text:p>
      <text:p text:style-name="P10"><text:span text:style-name="T13">1) </text:span><text:span text:style-name="T16">User press</text:span><text:span text:style-name="T17">es the </text:span><text:span text:style-name="T22">latest greatest </text:span><text:span text:style-name="T17">button</text:span><text:span text:style-name="T16">.</text:span></text:p>
      <text:p text:style-name="P10"><text:span text:style-name="T13">2) </text:span><text:span text:style-name="T22">App retrieves the latest greatest comments</text:span><text:span text:style-name="T16">.</text:span></text:p>
      <text:p text:style-name="P20"><text:span text:style-name="T13">3) </text:span><text:span text:style-name="T16">User is able to see </text:span><text:span text:style-name="T22">latest greatest comments</text:span><text:span text:style-name="T16">.</text:span></text:p>
      <text:p text:style-name="P52"><text:span text:style-name="T13"/></text:p>
      <text:p text:style-name="P10"><text:span text:style-name="T13">Exceptions</text:span></text:p>
      <text:p text:style-name="P10"><text:span text:style-name="T13"/></text:p>
      <text:p text:style-name="P10"><text:span text:style-name="T13"/></text:p>
      <text:p text:style-name="P52"><text:span text:style-name="T13"/></text:p>
      <text:p text:style-name="P10"><text:span text:style-name="T13">Test</text:span></text:p>
      <text:p text:style-name="P10"><text:span text:style-name="T13"/></text:p>
      <text:p text:style-name="P20"><text:span text:style-name="T13">1) </text:span><text:span text:style-name="T16">are the </text:span><text:span text:style-name="T22">latest greatest comments retrieved</text:span><text:span text:style-name="T16">?</text:span></text:p>
      <text:p text:style-name="P30"><text:span text:style-name="T13">2) </text:span><text:span text:style-name="T22">the user can see the comments</text:span><text:span text:style-name="T13">?</text:span></text:p>
      <text:p text:style-name="P30"><text:span text:style-name="T17">3)</text:span><text:span text:style-name="T22">only comments within a certain time period are chosen</text:span><text:span text:style-name="T17">?</text:span></text:p>
      <text:p text:style-name="P30"><text:span text:style-name="T17"/></text:p>
      <text:p text:style-name="P43"><text:span text:style-name="T23">1</text:span><text:span text:style-name="T17">6.) </text:span><text:span text:style-name="T13">As a user, I </text:span><text:span text:style-name="T23">should see the most fresh comments</text:span><text:span text:style-name="T13">.</text:span></text:p>
      <text:p text:style-name="P11"><text:span text:style-name="T13">Use Case Name: </text:span><text:span text:style-name="T11">freshComments</text:span></text:p>
      <text:p text:style-name="P11"><text:span text:style-name="T13">Participation actors: </text:span><text:span text:style-name="T3"><text:s/></text:span><text:span text:style-name="T5">User</text:span></text:p>
      <text:p text:style-name="P11"><text:span text:style-name="T13">Goal: </text:span><text:span text:style-name="T5">Let the user </text:span><text:span text:style-name="T11">see the most fresh comments</text:span></text:p>
      <text:p text:style-name="P11"><text:span text:style-name="T13">Trigger: </text:span><text:span text:style-name="T5">User presses a butto</text:span><text:span text:style-name="T11">n to sort comments by date</text:span></text:p>
      <text:p text:style-name="P11"><text:span text:style-name="T13">Precondition: </text:span><text:span text:style-name="T23">A user wants to see the most fresh comments</text:span></text:p>
      <text:p text:style-name="P53"><text:span text:style-name="T13">PostCondition: </text:span><text:span text:style-name="T5">The </text:span><text:span text:style-name="T11">most fresh comments are shown to the user</text:span><text:span text:style-name="T5">.</text:span></text:p>
      <text:p text:style-name="P11"><text:span text:style-name="T13">Basic Flow:</text:span></text:p>
      <text:p text:style-name="P11"><text:span text:style-name="T13">1) </text:span><text:span text:style-name="T16">User press</text:span><text:span text:style-name="T17">es the </text:span><text:span text:style-name="T23">most fresh</text:span><text:span text:style-name="T17"> button</text:span><text:span text:style-name="T16">.</text:span></text:p>
      <text:p text:style-name="P11"><text:span text:style-name="T13">2) </text:span><text:span text:style-name="T23">The app sorts comments by date</text:span><text:span text:style-name="T16">.</text:span></text:p>
      <text:p text:style-name="P21"><text:span text:style-name="T13">3) </text:span><text:span text:style-name="T16">User is able to see </text:span><text:span text:style-name="T23">the most fresh comments</text:span><text:span text:style-name="T16">.</text:span></text:p>
      <text:p text:style-name="P53"><text:span text:style-name="T13"/></text:p>
      <text:p text:style-name="P11"><text:span text:style-name="T13">Exceptions</text:span></text:p>
      <text:p text:style-name="P11"><text:span text:style-name="T13"/></text:p>
      <text:p text:style-name="P11"><text:span text:style-name="T13"/></text:p>
      <text:p text:style-name="P53"><text:span text:style-name="T13"/></text:p>
      <text:p text:style-name="P11"><text:span text:style-name="T13">Test</text:span></text:p>
      <text:p text:style-name="P11"><text:span text:style-name="T13"/></text:p>
      <text:p text:style-name="P21"><text:span text:style-name="T13">1) </text:span><text:span text:style-name="T16">are the </text:span><text:span text:style-name="T23">comments sorted correctly</text:span><text:span text:style-name="T16">?</text:span></text:p>
      <text:p text:style-name="P31"><text:span text:style-name="T13">2) </text:span><text:span text:style-name="T23">can the user see the most fresh comment</text:span><text:span text:style-name="T13">?</text:span></text:p>
      <text:p text:style-name="P31"/>
      <text:p text:style-name="P43"><text:span text:style-name="T23">17.</text:span><text:span text:style-name="T17">) </text:span><text:span text:style-name="T13">As a </text:span><text:span text:style-name="T23">comment author, my geo-location should be the default location of the comment I am authoring</text:span></text:p>
      <text:p text:style-name="P11"><text:span text:style-name="T13">Use Case Name: </text:span><text:span text:style-name="T23">default</text:span><text:span text:style-name="T11">Location</text:span></text:p>
      <text:p text:style-name="P11"><text:span text:style-name="T13">Participation actors: </text:span><text:span text:style-name="T3"><text:s/></text:span><text:span text:style-name="T11">Comment Author</text:span></text:p>
      <text:p text:style-name="P11"><text:soft-page-break/><text:span text:style-name="T13">Goal: </text:span><text:span text:style-name="T11">location is automatically my current location</text:span></text:p>
      <text:p text:style-name="P11"><text:span text:style-name="T13">Trigger: </text:span><text:span text:style-name="T11">N/A (as it is automatically done)</text:span></text:p>
      <text:p text:style-name="P11"><text:span text:style-name="T13">Precondition: </text:span><text:span text:style-name="T11">a comment author makes a comment</text:span></text:p>
      <text:p text:style-name="P53"><text:span text:style-name="T13">PostCondition: </text:span><text:span text:style-name="T5">The reply is posted </text:span><text:span text:style-name="T11">with the location being the current location of the author</text:span></text:p>
      <text:p text:style-name="P11"><text:span text:style-name="T13">Basic Flow:</text:span></text:p>
      <text:p text:style-name="P11"><text:span text:style-name="T13">1) </text:span><text:span text:style-name="T23">Comment author makes a comment</text:span></text:p>
      <text:p text:style-name="P11"><text:span text:style-name="T13">2) </text:span><text:span text:style-name="T23">Comment author pushes “post”</text:span></text:p>
      <text:p text:style-name="P21"><text:span text:style-name="T13">3) </text:span><text:span text:style-name="T23">Comment is automatically published with the location being the current location of the author</text:span></text:p>
      <text:p text:style-name="P53"><text:span text:style-name="T13"/></text:p>
      <text:p text:style-name="P11"><text:span text:style-name="T13">Exceptions</text:span></text:p>
      <text:p text:style-name="P11"><text:span text:style-name="T13"/></text:p>
      <text:p text:style-name="P11"><text:span text:style-name="T13"/></text:p>
      <text:p text:style-name="P53"><text:span text:style-name="T13"/></text:p>
      <text:p text:style-name="P11"><text:span text:style-name="T13">Test</text:span></text:p>
      <text:p text:style-name="P11"><text:span text:style-name="T13"/></text:p>
      <text:p text:style-name="P21"><text:span text:style-name="T13">1) </text:span><text:span text:style-name="T23">is the location the current location of the author?</text:span></text:p>
      <text:p text:style-name="P31"><text:span text:style-name="T13">2) </text:span><text:span text:style-name="T23">is the author not forced to choose location before being able to post?</text:span></text:p>
      <text:p text:style-name="P31"><text:span text:style-name="T23"/></text:p>
      <text:p text:style-name="P43"><text:span text:style-name="T23">18</text:span><text:span text:style-name="T17">.) </text:span><text:span text:style-name="T23">As a comment author, I want to change the geo-location of my comment </text:span></text:p>
      <text:p text:style-name="P11"><text:span text:style-name="T13">Use Case Name: </text:span><text:span text:style-name="T23">changeLocation</text:span></text:p>
      <text:p text:style-name="P11"><text:span text:style-name="T13">Participation actors: </text:span><text:span text:style-name="T3"><text:s/></text:span><text:span text:style-name="T11">comment author</text:span></text:p>
      <text:p text:style-name="P11"><text:span text:style-name="T13">Goal: </text:span><text:span text:style-name="T5">Let the </text:span><text:span text:style-name="T11">comment author change the location of his comment</text:span></text:p>
      <text:p text:style-name="P11"><text:span text:style-name="T13">Trigger: </text:span><text:span text:style-name="T11">Comment author wants to change location of comment, pushes button “Location”</text:span></text:p>
      <text:p text:style-name="P11"><text:span text:style-name="T13">Precondition: </text:span><text:span text:style-name="T5">A </text:span><text:span text:style-name="T11">comment author has a comment he wants to publish under a different location </text:span><text:span text:style-name="T12">than his location</text:span><text:span text:style-name="T11"> </text:span></text:p>
      <text:p text:style-name="P53"><text:span text:style-name="T13">PostCondition: </text:span><text:span text:style-name="T5">The reply is </text:span><text:span text:style-name="T12">posted under a different location than the one the author is in</text:span></text:p>
      <text:p text:style-name="P11"><text:span text:style-name="T13">Basic Flow:</text:span></text:p>
      <text:p text:style-name="P11"><text:span text:style-name="T13">1) </text:span><text:span text:style-name="T24">Comment author finishes comment and wants to change default location</text:span></text:p>
      <text:p text:style-name="P11"><text:span text:style-name="T13">2) </text:span><text:span text:style-name="T24">Comment author presses button called “location”</text:span></text:p>
      <text:p text:style-name="P21"><text:span text:style-name="T13">3) </text:span><text:span text:style-name="T24">Comment author changes the location of his comment</text:span></text:p>
      <text:p text:style-name="P53"><text:span text:style-name="T13"/></text:p>
      <text:p text:style-name="P11"><text:span text:style-name="T13">Exceptions</text:span></text:p>
      <text:p text:style-name="P11"><text:span text:style-name="T13"/></text:p>
      <text:p text:style-name="P11"><text:span text:style-name="T13"/></text:p>
      <text:p text:style-name="P53"><text:span text:style-name="T13"/></text:p>
      <text:p text:style-name="P11"><text:span text:style-name="T13">Test</text:span></text:p>
      <text:p text:style-name="P11"><text:span text:style-name="T13"/></text:p>
      <text:p text:style-name="P21"><text:span text:style-name="T13">1) </text:span><text:span text:style-name="T24">is the location changed on the comment?</text:span></text:p>
      <text:p text:style-name="P21"><text:span text:style-name="T24"/></text:p>
      <text:p text:style-name="P57"><text:span text:style-name="T17">1</text:span><text:span text:style-name="T13">9) </text:span></text:p>
      <text:p text:style-name="P12"><text:span text:style-name="T13">Use Case Name: </text:span><text:span text:style-name="T5">ReplyComment</text:span></text:p>
      <text:p text:style-name="P12"><text:span text:style-name="T13">Participation actors: </text:span><text:span text:style-name="T3"><text:s/></text:span><text:span text:style-name="T5">User</text:span></text:p>
      <text:p text:style-name="P12"><text:span text:style-name="T13">Goal: </text:span><text:span text:style-name="T5">Let the user post a reply to a comment</text:span></text:p>
      <text:p text:style-name="P12"><text:span text:style-name="T13">Trigger: </text:span><text:span text:style-name="T5">User presses a button to reply</text:span></text:p>
      <text:p text:style-name="P12"><text:span text:style-name="T13">Precondition: </text:span><text:span text:style-name="T5">A comment exists for it to have a reply</text:span></text:p>
      <text:p text:style-name="P54"><text:span text:style-name="T13">PostCondition: </text:span><text:span text:style-name="T5">The reply is posted under the top level comment with an indent.</text:span></text:p>
      <text:p text:style-name="P12"><text:span text:style-name="T13">Basic Flow:</text:span></text:p>
      <text:p text:style-name="P12"><text:soft-page-break/><text:span text:style-name="T13">1) </text:span><text:span text:style-name="T16">User press</text:span><text:span text:style-name="T17">es the reply button</text:span><text:span text:style-name="T16">.</text:span></text:p>
      <text:p text:style-name="P12"><text:span text:style-name="T13">2) </text:span><text:span text:style-name="T17">User types the text they want to reply with</text:span><text:span text:style-name="T16">.</text:span></text:p>
      <text:p text:style-name="P22"><text:span text:style-name="T13">3) </text:span><text:span text:style-name="T16">User is able to see the</text:span><text:span text:style-name="T17">ir replies</text:span><text:span text:style-name="T16">.</text:span></text:p>
      <text:p text:style-name="P54"><text:span text:style-name="T13"/></text:p>
      <text:p text:style-name="P12"><text:span text:style-name="T13">Exceptions</text:span></text:p>
      <text:p text:style-name="P12"><text:span text:style-name="T13"/></text:p>
      <text:p text:style-name="P12"><text:span text:style-name="T13"/></text:p>
      <text:p text:style-name="P54"><text:span text:style-name="T13"/></text:p>
      <text:p text:style-name="P12"><text:span text:style-name="T13">Test</text:span></text:p>
      <text:p text:style-name="P12"><text:span text:style-name="T13"/></text:p>
      <text:p text:style-name="P22"><text:span text:style-name="T13">1) </text:span><text:span text:style-name="T16">are the replies shown?</text:span></text:p>
      <text:p text:style-name="P32"><text:span text:style-name="T13">2) are those replies from the top level comment that the user choose?</text:span></text:p>
      <text:p text:style-name="P32"><text:span text:style-name="T13">3)</text:span><text:span text:style-name="T17">is the reply what the user typed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4:05:37.171763000</meta:creation-date>
    <dc:date>2014-02-07T16:11:37.398779000</dc:date>
    <meta:editing-duration>PT59M45S</meta:editing-duration>
    <meta:editing-cycles>6</meta:editing-cycles>
    <meta:generator>LibreOffice/4.1.2.3$MacOSX_x86 LibreOffice_project/40b2d7fde7e8d2d7bc5a449dc65df4d08a7dd38</meta:generator>
    <meta:document-statistic meta:table-count="0" meta:image-count="0" meta:object-count="0" meta:page-count="10" meta:paragraph-count="295" meta:word-count="2051" meta:character-count="11765" meta:non-whitespace-character-count="9982"/>
  </office:meta>
</office:document-meta>
</file>